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0.088cm"/>
    </style:style>
    <style:style style:name="Tabella1.C" style:family="table-column">
      <style:table-column-properties style:column-width="1.499cm"/>
    </style:style>
    <style:style style:name="Tabella1.D" style:family="table-column">
      <style:table-column-properties style:column-width="1.296cm"/>
    </style:style>
    <style:style style:name="Tabella1.E" style:family="table-column">
      <style:table-column-properties style:column-width="0.203cm"/>
    </style:style>
    <style:style style:name="Tabella1.F" style:family="table-column">
      <style:table-column-properties style:column-width="2.999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2.713cm"/>
    </style:style>
    <style:style style:name="Tabella1.J" style:family="table-column">
      <style:table-column-properties style:column-width="4.36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I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" fo:background-color="#e0efd4" fo:padding="0cm" fo:border-left="0.05pt solid #000000" fo:border-right="none" fo:border-top="none" fo:border-bottom="0.05pt solid #000000">
        <style:background-image/>
      </style:table-cell-properties>
    </style:style>
    <style:style style:name="Tabella1.G19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G20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603cm"/>
    </style:style>
    <style:style style:name="Tabella1.A21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J22" style:family="table-cell">
      <style:table-cell-properties style:vertical-align="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4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4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6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7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9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9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011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2" style:family="table-row">
      <style:table-row-properties style:row-height="0.15cm"/>
    </style:style>
    <style:style style:name="Tabella1.A32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33" style:family="table-row">
      <style:table-row-properties style:min-row-height="0.596cm"/>
    </style:style>
    <style:style style:name="Tabella1.A3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6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40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40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978cm" table:align="margins"/>
    </style:style>
    <style:style style:name="Tabella2.A" style:family="table-column">
      <style:table-column-properties style:column-width="2.91cm" style:rel-column-width="9547*"/>
    </style:style>
    <style:style style:name="Tabella2.B" style:family="table-column">
      <style:table-column-properties style:column-width="6.084cm" style:rel-column-width="19956*"/>
    </style:style>
    <style:style style:name="Tabella2.C" style:family="table-column">
      <style:table-column-properties style:column-width="10.984cm" style:rel-column-width="36032*"/>
    </style:style>
    <style:style style:name="Tabella2.A1" style:family="table-cell">
      <style:table-cell-properties fo:padding="0cm" fo:border-left="0.05pt solid #000000" fo:border-right="0.05pt solid #000000" fo:border-top="none" fo:border-bottom="none"/>
    </style:style>
    <style:style style:name="Tabella2.A3" style:family="table-cell">
      <style:table-cell-properties fo:padding="0cm" fo:border-left="0.05pt solid #000000" fo:border-right="none" fo:border-top="none" fo:border-bottom="none"/>
    </style:style>
    <style:style style:name="Tabella2.B3" style:family="table-cell">
      <style:table-cell-properties fo:padding="0cm" fo:border="none"/>
    </style:style>
    <style:style style:name="Tabella2.C3" style:family="table-cell">
      <style:table-cell-properties fo:padding="0cm" fo:border-left="none" fo:border-right="0.05pt solid #000000" fo:border-top="none" fo:border-bottom="none"/>
    </style:style>
    <style:style style:name="Tabella2.A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1f6849" officeooo:paragraph-rsid="001f684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7249" officeooo:paragraph-rsid="0021724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bae5" officeooo:paragraph-rsid="0021bae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1" fo:font-size="10pt" fo:font-weight="bold" officeooo:rsid="0024ba7b" officeooo:paragraph-rsid="0024ba7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1" fo:font-size="12pt" fo:font-weight="bold" officeooo:rsid="00278547" officeooo:paragraph-rsid="00278547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2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0e1f1" officeooo:paragraph-rsid="0020e1f1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0b24c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2c09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4ba7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17249" officeooo:paragraph-rsid="00217249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4ba7b" officeooo:paragraph-rsid="0024ba7b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2926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29b88a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ab0f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c88df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f68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A"/>
        <table:table-column table:style-name="Tabella1.J"/>
        <table:table-row table:style-name="Tabella1.1">
          <table:table-cell table:style-name="Tabella1.A1" office:value-type="string">
            <text:p text:style-name="P9">Progressivo</text:p>
          </table:table-cell>
          <table:table-cell table:style-name="Tabella1.A1" table:number-columns-spanned="3" office:value-type="string">
            <text:p text:style-name="P9">Data</text:p>
          </table:table-cell>
          <table:covered-table-cell/>
          <table:covered-table-cell/>
          <table:table-cell table:style-name="Tabella1.E1" table:number-columns-spanned="6" office:value-type="string">
            <text:p text:style-name="P9">Ente propon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0"><text:placeholder text:placeholder-type="text">&lt;o.ref&gt;</text:placeholder></text:p>
          </table:table-cell>
          <table:table-cell table:style-name="Tabella1.B2" table:number-columns-spanned="3" office:value-type="string">
            <text:p text:style-name="P30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6" office:value-type="string">
            <text:p text:style-name="P4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3" office:value-type="string">
            <text:p text:style-name="P15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18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9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0" office:value-type="string">
            <text:p text:style-name="P36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0" office:value-type="string">
            <text:p text:style-name="P18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0" office:value-type="string">
            <text:p text:style-name="P19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52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18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0" office:value-type="string">
            <text:p text:style-name="P16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6" office:value-type="string">
            <text:p text:style-name="P7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5" table:number-columns-spanned="2" office:value-type="string">
            <text:p text:style-name="P9">Responsabile <text:span text:style-name="T12">dell’intervento</text:span></text:p>
          </table:table-cell>
          <table:covered-table-cell/>
          <table:table-cell table:style-name="Tabella1.I15" office:value-type="string">
            <text:p text:style-name="P9">Scadenza</text:p>
          </table:table-cell>
          <table:table-cell table:style-name="Tabella1.J15" office:value-type="string">
            <text:p text:style-name="P9">Firma</text:p>
          </table:table-cell>
        </table:table-row>
        <table:table-row table:style-name="Tabella1.1">
          <table:table-cell table:style-name="Tabella1.A16" table:number-columns-spanned="10" office:value-type="string">
            <text:p text:style-name="P8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9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2" office:value-type="string">
            <text:p text:style-name="P30"><text:placeholder text:placeholder-type="text">&lt;line.responsible_treatment.name&gt;</text:placeholder></text:p>
          </table:table-cell>
          <table:covered-table-cell/>
          <table:table-cell table:style-name="Tabella1.I17" office:value-type="string">
            <text:p text:style-name="P30"><text:placeholder text:placeholder-type="text">&lt;formatLang(line.deadline, date=True) if line.deadline else ''&gt;</text:placeholder></text:p>
          </table:table-cell>
          <table:table-cell table:style-name="Tabella1.J17" office:value-type="string">
            <text:p text:style-name="P8"/>
          </table:table-cell>
        </table:table-row>
        <table:table-row table:style-name="Tabella1.17">
          <table:table-cell table:style-name="Tabella1.A18" table:number-columns-spanned="10" office:value-type="string">
            <text:p text:style-name="P5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9" table:number-columns-spanned="6" office:value-type="string">
            <text:p text:style-name="P31">FIRMA RA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9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ella1.17">
          <table:table-cell table:style-name="Tabella1.A19" table:number-columns-spanned="6" office:value-type="string">
            <text:p text:style-name="P31">FIRMA RD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20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10" office:value-type="string">
            <text:p text:style-name="P43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9" table:number-columns-spanned="2" office:value-type="string">
            <text:p text:style-name="P11">Data pianificata per la verifica</text:p>
          </table:table-cell>
          <table:covered-table-cell/>
          <table:table-cell table:style-name="Tabella1.A19" table:number-columns-spanned="3" office:value-type="string">
            <text:p text:style-name="P11">Intervento da verificare</text:p>
          </table:table-cell>
          <table:covered-table-cell/>
          <table:covered-table-cell/>
          <table:table-cell table:style-name="Tabella1.A19" office:value-type="string">
            <text:p text:style-name="P11">Data della verifica</text:p>
          </table:table-cell>
          <table:table-cell table:style-name="Tabella1.A19" table:number-columns-spanned="3" office:value-type="string">
            <text:p text:style-name="P11">Descrizione/Note</text:p>
          </table:table-cell>
          <table:covered-table-cell/>
          <table:covered-table-cell/>
          <table:table-cell table:style-name="Tabella1.J22" office:value-type="string">
            <text:p text:style-name="P9">Firma</text:p>
            <text:p text:style-name="P12">di</text:p>
            <text:p text:style-name="P12">RAQ</text:p>
          </table:table-cell>
        </table:table-row>
        <table:table-row table:style-name="Tabella1.17">
          <table:table-cell table:style-name="Tabella1.A23" table:number-columns-spanned="10" office:value-type="string">
            <text:p text:style-name="P41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4" table:number-columns-spanned="2" office:value-type="string">
            <text:p text:style-name="P34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C24" table:number-columns-spanned="3" office:value-type="string">
            <text:p text:style-name="P32"><text:placeholder text:placeholder-type="text">&lt;line.activities_check&gt;</text:placeholder></text:p>
          </table:table-cell>
          <table:covered-table-cell/>
          <table:covered-table-cell/>
          <table:table-cell table:style-name="Tabella1.F24" office:value-type="string">
            <text:p text:style-name="P34"><text:placeholder text:placeholder-type="text">&lt;formatLang(line.date, date=True) if line.date else ''&gt;</text:placeholder></text:p>
          </table:table-cell>
          <table:table-cell table:style-name="Tabella1.G24" table:number-columns-spanned="3" office:value-type="string">
            <text:p text:style-name="P32"><text:placeholder text:placeholder-type="text">&lt;line.note&gt;</text:placeholder></text:p>
          </table:table-cell>
          <table:covered-table-cell/>
          <table:covered-table-cell/>
          <table:table-cell table:style-name="Tabella1.J24" office:value-type="string">
            <text:p text:style-name="P11"/>
          </table:table-cell>
        </table:table-row>
        <table:table-row table:style-name="Tabella1.17">
          <table:table-cell table:style-name="Tabella1.A25" table:number-columns-spanned="10" office:value-type="string">
            <text:p text:style-name="P5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6" table:number-columns-spanned="10" office:value-type="string">
            <text:p text:style-name="P44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7" table:number-columns-spanned="3" office:value-type="string">
            <text:p text:style-name="P37">Data pianificata per la verifica</text:p>
          </table:table-cell>
          <table:covered-table-cell/>
          <table:covered-table-cell/>
          <table:table-cell table:style-name="Tabella1.D27" table:number-columns-spanned="3" office:value-type="string">
            <text:p text:style-name="P37">Data della verifica</text:p>
          </table:table-cell>
          <table:covered-table-cell/>
          <table:covered-table-cell/>
          <table:table-cell table:style-name="Tabella1.G27" table:number-columns-spanned="3" office:value-type="string">
            <text:p text:style-name="P38">Descrizione/Note</text:p>
          </table:table-cell>
          <table:covered-table-cell/>
          <table:covered-table-cell/>
          <table:table-cell table:style-name="Tabella1.J27" office:value-type="string">
            <text:p text:style-name="P13">Firma di RAQ</text:p>
          </table:table-cell>
        </table:table-row>
        <table:table-row table:style-name="Tabella1.17">
          <table:table-cell table:style-name="Tabella1.A28" table:number-columns-spanned="10" office:value-type="string">
            <text:p text:style-name="P42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9" table:number-columns-spanned="3" office:value-type="string">
            <text:p text:style-name="P35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D29" table:number-columns-spanned="3" office:value-type="string">
            <text:p text:style-name="P35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G29" table:number-columns-spanned="3" office:value-type="string">
            <text:p text:style-name="P33"><text:placeholder text:placeholder-type="text">&lt;line.note&gt;</text:placeholder></text:p>
          </table:table-cell>
          <table:covered-table-cell/>
          <table:covered-table-cell/>
          <table:table-cell table:style-name="Tabella1.J29" office:value-type="string">
            <text:p text:style-name="P8"/>
          </table:table-cell>
        </table:table-row>
        <table:table-row table:style-name="Tabella1.17">
          <table:table-cell table:style-name="Tabella1.A30" table:number-columns-spanned="10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10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>
                <table:table-cell table:style-name="Tabella2.A1" table:number-columns-spanned="3" office:value-type="string">
                  <text:p text:style-name="P40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1" table:number-columns-spanned="3" office:value-type="string">
                  <text:p text:style-name="P49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45"><text:placeholder text:placeholder-type="text">&lt;formatLang(l.date, date=True) if l.date else ''&gt;</text:placeholder></text:p>
                </table:table-cell>
                <table:table-cell table:style-name="Tabella2.B3" office:value-type="string">
                  <text:p text:style-name="P46"><text:placeholder text:placeholder-type="text">&lt;l.name&gt;</text:placeholder></text:p>
                </table:table-cell>
                <table:table-cell table:style-name="Tabella2.C3" office:value-type="string">
                  <text:p text:style-name="P46"><text:placeholder text:placeholder-type="text">&lt;l.note&gt;</text:placeholder></text:p>
                </table:table-cell>
              </table:table-row>
              <table:table-row>
                <table:table-cell table:style-name="Tabella2.A4" table:number-columns-spanned="3" office:value-type="string">
                  <text:p text:style-name="P49"><text:soft-page-break/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5" table:number-columns-spanned="3" office:value-type="string">
                  <text:p text:style-name="P4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5" table:number-columns-spanned="10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5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5" table:number-columns-spanned="10" office:value-type="string">
            <text:p text:style-name="P51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6" table:number-columns-spanned="10" office:value-type="string">
            <text:p text:style-name="P17">GIUDIZIO FIN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11" table:number-columns-spanned="10" office:value-type="string">
            <text:p text:style-name="P8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11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11" table:number-columns-spanned="10" office:value-type="string">
            <text:p text:style-name="P18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40" table:number-columns-spanned="7" office:value-type="string">
            <text:p text:style-name="P20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0" table:number-columns-spanned="3" office:value-type="string">
            <text:p text:style-name="P20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36">
          <table:table-cell table:style-name="Tabella1.A11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4"><text:tab/><text:span text:style-name="T11">Firma RDQ</text:span></text:p>
      <text:p text:style-name="P25"><text:tab/>_______________________________</text:p>
      <text:p text:style-name="P22"/>
      <text:p text:style-name="P27"><text:tab/>Firma RAQ</text:p>
      <text:p text:style-name="P26"><text:tab/>_______________________________</text:p>
      <text:p text:style-name="P2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0T14:58:09.519723761</dc:date>
    <meta:editing-duration>P1DT13H42M6S</meta:editing-duration>
    <meta:editing-cycles>383</meta:editing-cycles>
    <meta:generator>LibreOffice/6.0.7.3$Linux_x86 LibreOffice_project/00m0$Build-3</meta:generator>
    <meta:document-statistic meta:table-count="2" meta:image-count="2" meta:object-count="0" meta:page-count="2" meta:paragraph-count="80" meta:word-count="252" meta:character-count="2282" meta:non-whitespace-character-count="2079"/>
    <meta:user-defined meta:name="Info 1"/>
    <meta:user-defined meta:name="Info 2"/>
    <meta:user-defined meta:name="Info 3"/>
    <meta:user-defined meta:name="Info 4"/>
  </office:meta>
</office:document-meta>
</file>